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8591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3.387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2.198in"/>
    </style:style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ce6"/>
        <table:table-column table:style-name="co7" table:number-columns-repeated="10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trait</text:p>
          </table:table-cell>
          <table:table-cell/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count</text:p>
          </table:table-cell>
          <table:table-cell table:style-name="ce4" office:value-type="string" calcext:value-type="string">
            <text:p>icd10_disease_level2</text:p>
          </table:table-cell>
          <table:table-cell table:style-name="ce4" office:value-type="string" calcext:value-type="string">
            <text:p>icd10_code_level2</text:p>
          </table:table-cell>
          <table:table-cell office:value-type="string" calcext:value-type="string">
            <text:p>class3</text:p>
          </table:table-cell>
          <table:table-cell table:style-name="ce4" office:value-type="string" calcext:value-type="string">
            <text:p>class_pleiotrop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F2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F3])" office:value-type="float" office:value="3" calcext:value-type="float">
            <text:p>3</text:p>
          </table:table-cell>
          <table:table-cell table:style-name="ce6" office:value-type="string" calcext:value-type="string">
            <text:p>Allergy, unspecified</text:p>
          </table:table-cell>
          <table:table-cell table:style-name="ce6" office:value-type="string" calcext:value-type="string">
            <text:p>T78.4</text:p>
          </table:table-cell>
          <table:table-cell table:style-name="ce6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F4])" office:value-type="float" office:value="9" calcext:value-type="float">
            <text:p>9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F5])" office:value-type="float" office:value="4" calcext:value-type="float">
            <text:p>4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Alzheimer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F6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F7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F8])" office:value-type="float" office:value="2" calcext:value-type="float">
            <text:p>2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norexia nervos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F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Anus and rect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F10])" office:value-type="float" office:value="2" calcext:value-type="float">
            <text:p>2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Anxiety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F11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F12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F13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Astigma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F14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Atrial fibrillation and flut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F15])" office:value-type="float" office:value="4" calcext:value-type="float">
            <text:p>4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u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F16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F17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F18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F1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F20])" office:value-type="float" office:value="4" calcext:value-type="float">
            <text:p>4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Bipolar affect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F21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Bladder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F22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6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style-name="Default" office:value-type="string" calcext:value-type="string">
            <text:p>Breathing abnormalit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F2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Calculus of kidney and ure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F24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F25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eas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F26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onchus and lu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F27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lymphoid or haematopoietic or relat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F28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ski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F29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olorec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F30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Digestive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F31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Female geni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F32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ale geni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F33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Ovarian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F34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Prostate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F35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ardiac arrhyth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F36])" office:value-type="float" office:value="3" calcext:value-type="float">
            <text:p>3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style-name="ce5" office:value-type="string" calcext:value-type="string">
            <text:p>Cellulitis</text:p>
          </table:table-cell>
          <table:table-cell table:style-name="ce5" office:value-type="string" calcext:value-type="string">
            <text:p>L03</text:p>
          </table:table-cell>
          <table:table-cell table:formula="of:=COUNTIF([.B$2:.B$9739];[.F37])" office:value-type="float" office:value="3" calcext:value-type="float">
            <text:p>3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5" office:value-type="string" calcext:value-type="string">
            <text:p>Cellu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F38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erebrovascular diseas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F3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holelith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F40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Chronic kidne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F41])" office:value-type="float" office:value="1" calcext:value-type="float">
            <text:p>1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Chronic obstructive pulmonar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style-name="ce5" office:value-type="string" calcext:value-type="string">
            <text:p>Acute myocardial infarction</text:p>
          </table:table-cell>
          <table:table-cell table:style-name="ce5" office:value-type="string" calcext:value-type="string">
            <text:p>I21</text:p>
          </table:table-cell>
          <table:table-cell table:formula="of:=COUNTIF([.B$2:.B$9739];[.F4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F43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F44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F45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F46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F4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F48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F49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F50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Coeliac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F5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F5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nstipa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F53])" office:value-type="float" office:value="2" calcext:value-type="float">
            <text:p>2</text:p>
          </table:table-cell>
          <table:table-cell table:style-name="ce6" office:value-type="string" calcext:value-type="string">
            <text:p>Cough</text:p>
          </table:table-cell>
          <table:table-cell table:style-name="ce6" office:value-type="string" calcext:value-type="string">
            <text:p>R05</text:p>
          </table:table-cell>
          <table:table-cell table:style-name="ce6"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F54])" office:value-type="float" office:value="6" calcext:value-type="float">
            <text:p>6</text:p>
          </table:table-cell>
          <table:table-cell table:style-name="ce6" office:value-type="string" calcext:value-type="string">
            <text:p>COVID-19, virus identified</text:p>
          </table:table-cell>
          <table:table-cell table:style-name="ce6" office:value-type="string" calcext:value-type="string">
            <text:p>U07.1</text:p>
          </table:table-cell>
          <table:table-cell table:style-name="ce6" office:value-type="string" calcext:value-type="string">
            <text:p>COVID-19, virus identified</text:p>
          </table:table-cell>
          <table:table-cell office:value-type="string" calcext:value-type="string">
            <text:p>COVID-19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F55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Cox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F56])" office:value-type="float" office:value="20" calcext:value-type="float">
            <text:p>20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Depressive episod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F57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Dermatitis and ecze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F5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Diabetes mellitus type 1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F5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 type 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F6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F61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gestive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F62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verticular dis.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F6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Dorsalg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F6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yspep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F65])" office:value-type="float" office:value="8" calcext:value-type="float">
            <text:p>8</text:p>
          </table:table-cell>
          <table:table-cell table:style-name="ce6" office:value-type="string" calcext:value-type="string">
            <text:p>Ear and mastoid process dis.</text:p>
          </table:table-cell>
          <table:table-cell table:style-name="ce6" office:value-type="string" calcext:value-type="string">
            <text:p>H60-H95 (VIII)</text:p>
          </table:table-cell>
          <table:table-cell table:style-name="ce6" office:value-type="string" calcext:value-type="string">
            <text:p>Ear and mastoid process dis.</text:p>
          </table:table-cell>
          <table:table-cell office:value-type="string" calcext:value-type="string">
            <text:p>Ear and mastoid proces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F66])" office:value-type="float" office:value="2" calcext:value-type="float">
            <text:p>2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Emphysema/chronic bronch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F67])" office:value-type="float" office:value="8" calcext:value-type="float">
            <text:p>8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Eye and adnexa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F68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Female genital prolap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F69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Follicular cyst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F70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Gallbladder or biliary tract or pancrea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F71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 / duoden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F7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F7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o-oesophageal reflux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F74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F75])" office:value-type="float" office:value="3" calcext:value-type="float">
            <text:p>3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Glauco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F76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Gon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F77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Gou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F78])" office:value-type="float" office:value="1" calcext:value-type="float">
            <text:p>1</text:p>
          </table:table-cell>
          <table:table-cell table:style-name="ce6" office:value-type="string" calcext:value-type="string">
            <text:p>Haematuria</text:p>
          </table:table-cell>
          <table:table-cell table:style-name="ce6" office:value-type="string" calcext:value-type="string">
            <text:p>R31</text:p>
          </table:table-cell>
          <table:table-cell table:style-name="ce6" office:value-type="string" calcext:value-type="string">
            <text:p>Haematuria</text:p>
          </table:table-cell>
          <table:table-cell office:value-type="string" calcext:value-type="string">
            <text:p>Haematur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F79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Haemorrhoid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F80])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F81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table:style-name="Default" office:value-type="string" calcext:value-type="string">
            <text:p>Hypermetr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F82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Hypertens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F8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flammatory polyarthr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F8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ternal derangement of kne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F8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oint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F8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uvenile arth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F87])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Longevity</text:p>
          </table:table-cell>
          <table:table-cell office:value-type="string" calcext:value-type="string">
            <text:p>Longev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F88])" office:value-type="float" office:value="3" calcext:value-type="float">
            <text:p>3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F89])" office:value-type="float" office:value="3" calcext:value-type="float">
            <text:p>3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Motor neur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F90])" office:value-type="float" office:value="6" calcext:value-type="float">
            <text:p>6</text:p>
          </table:table-cell>
          <table:table-cell table:style-name="ce6" office:value-type="string" calcext:value-type="string">
            <text:p>Mouth breathing</text:p>
          </table:table-cell>
          <table:table-cell table:style-name="ce6" office:value-type="string" calcext:value-type="string">
            <text:p>R06.5</text:p>
          </table:table-cell>
          <table:table-cell table:style-name="ce6" office:value-type="string" calcext:value-type="string">
            <text:p>Mouth breathing</text:p>
          </table:table-cell>
          <table:table-cell office:value-type="string" calcext:value-type="string">
            <text:p>Mouth breathi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F91])" office:value-type="float" office:value="5" calcext:value-type="float">
            <text:p>5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Autoimmune dis.</text:p>
          </table:table-cell>
          <table:table-cell office:value-type="string" calcext:value-type="string">
            <text:p>Multiple scle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formula="of:=COUNTIF([.B$2:.B$9739];[.F92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F93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M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F94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Nerve or nerve root and plexus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F95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Nervous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F96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Obes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F97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Obsessive-compuls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F98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F99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u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F10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Oovary noninflammatory disorders or Fallopian tube and broad ligamen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F10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F10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F103])" office:value-type="float" office:value="2" calcext:value-type="float">
            <text:p>2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Other diseases of upper respiratory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F104])" office:value-type="float" office:value="2" calcext:value-type="float">
            <text:p>2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Other disorder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F10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intervertebral disk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F106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Other retin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F10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soft tissue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F108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Parkins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F109])" office:value-type="float" office:value="7" calcext:value-type="float">
            <text:p>7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Pneumo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F11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olyp of female genital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F111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Presb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F11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rostate hyperpla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F113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Psor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114])" office:value-type="float" office:value="4" calcext:value-type="float">
            <text:p>4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115])" office:value-type="float" office:value="4" calcext:value-type="float">
            <text:p>4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F116])" office:value-type="float" office:value="1" calcext:value-type="float">
            <text:p>1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Retinal detachments and break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F117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Schizophre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F118])" office:value-type="float" office:value="1" calcext:value-type="float">
            <text:p>1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Senile 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F119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Sep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F12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houlder lesion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F121])" office:value-type="float" office:value="1" calcext:value-type="float">
            <text:p>1</text:p>
          </table:table-cell>
          <table:table-cell table:style-name="ce6" office:value-type="string" calcext:value-type="string">
            <text:p>Sigmoid colon</text:p>
          </table:table-cell>
          <table:table-cell table:style-name="ce6" office:value-type="string" calcext:value-type="string">
            <text:p>D12.5</text:p>
          </table:table-cell>
          <table:table-cell table:style-name="ce6" office:value-type="string" calcext:value-type="string">
            <text:p>Sigmoid colon</text:p>
          </table:table-cell>
          <table:table-cell office:value-type="string" calcext:value-type="string">
            <text:p>Sigmoid col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F122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F123])" office:value-type="float" office:value="11" calcext:value-type="float">
            <text:p>1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Sleep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F12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F125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F12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Stomach and duoden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F127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ynovium and tendon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F128])" office:value-type="float" office:value="1" calcext:value-type="float">
            <text:p>1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Unspecified acute lower respiratory infec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F12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ethral strictur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F130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inary system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2" table:number-rows-repeated="22">
          <table:table-cell table:style-name="Default" table:number-columns-repeated="5"/>
          <table:table-cell table:number-columns-repeated="1018"/>
        </table:table-row>
        <table:table-row table:style-name="ro2" table:number-rows-repeated="366">
          <table:table-cell table:style-name="Default" table:number-columns-repeated="4"/>
          <table:table-cell table:number-columns-repeated="1019"/>
        </table:table-row>
        <table:table-row table:style-name="ro2" table:number-rows-repeated="154">
          <table:table-cell table:style-name="ce5" table:number-columns-repeated="4"/>
          <table:table-cell table:number-columns-repeated="1019"/>
        </table:table-row>
        <table:table-row table:style-name="ro2" table:number-rows-repeated="104761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I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A1:all.D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12-02T07:37:02.688862416</dc:date>
    <meta:editing-duration>PT21H7M43S</meta:editing-duration>
    <meta:editing-cycles>651</meta:editing-cycles>
    <meta:generator>LibreOffice/7.3.7.2$Linux_X86_64 LibreOffice_project/30$Build-2</meta:generator>
    <dc:creator>Aitor González</dc:creator>
    <meta:document-statistic meta:table-count="2" meta:cell-count="2658" meta:object-count="0"/>
  </office:meta>
</office:document-meta>
</file>